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68de1c" officeooo:paragraph-rsid="0068de1c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6b3c07" officeooo:paragraph-rsid="006b3c07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6b3c07" officeooo:paragraph-rsid="0071421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765a08" officeooo:paragraph-rsid="00765a08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765a08" officeooo:paragraph-rsid="0080360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7a3e6d" officeooo:paragraph-rsid="007a3e6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7b9616" officeooo:paragraph-rsid="007b961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7cb574" officeooo:paragraph-rsid="007cb57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803605" officeooo:paragraph-rsid="0080360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84d9c4" officeooo:paragraph-rsid="0084d9c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85bebb" officeooo:paragraph-rsid="0085beb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8cdcee" officeooo:paragraph-rsid="008cdcee" style:font-style-asian="normal" style:font-weight-asian="normal" style:font-style-complex="normal" style:font-weight-complex="normal"/>
    </style:style>
    <style:style style:name="T1" style:family="text">
      <style:text-properties officeooo:rsid="006af674"/>
    </style:style>
    <style:style style:name="T2" style:family="text">
      <style:text-properties officeooo:rsid="006f50bb"/>
    </style:style>
    <style:style style:name="T3" style:family="text">
      <style:text-properties officeooo:rsid="007e85ea"/>
    </style:style>
    <style:style style:name="T4" style:family="text">
      <style:text-properties officeooo:rsid="0085bebb"/>
    </style:style>
    <style:style style:name="T5" style:family="text">
      <style:text-properties officeooo:rsid="008c3c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ch kết hợp i2c-driver <text:span text:style-name="T1">vào source code Linux</text:span></text:p>
      <text:p text:style-name="P1"/>
      <text:p text:style-name="P2">Mục đích của tài liệu này là tài liệu hóa sự tìm hiểu của người viết về </text:p>
      <text:p text:style-name="P2">“Làm sao có thể thêm một source file vào Kernel, <text:span text:style-name="T2">build source file đó cùng với source code kernel và config của file đó</text:span>”</text:p>
      <text:p text:style-name="P2"/>
      <text:p text:style-name="P3">- <text:span text:style-name="T2">Ban đầu: Giả sử ta muốn thêm một cấu hình có tên “HOAN_CONFIG” <text:s/>vào kernel (Ở đây tôi sử dụng config này ở i2c buss)</text:span></text:p>
      <text:p text:style-name="P3"/>
      <text:p text:style-name="P6">Sửa file linux/drivers/i2c/busses/Kconfig như sau:</text:p>
      <text:p text:style-name="P6"/>
      <text:p text:style-name="P6">Giả sử ta đặt config này ở dưới config CONFIG_I2C_RCAR</text:p>
      <text:p text:style-name="P3"/>
      <text:p text:style-name="P6"><text:span text:style-name="T5">l</text:span>inux/drivers/i2c/busses/Kconfig</text:p>
      <text:p text:style-name="P3"/>
      <text:p text:style-name="P7">config I2C_RCAR</text:p>
      <text:p text:style-name="P7"><text:tab/>tristate "Renesas R-Car I2C Controller"</text:p>
      <text:p text:style-name="P7"><text:tab/>depends on HAS_DMA</text:p>
      <text:p text:style-name="P7"><text:tab/>depends on ARCH_RENESAS || COMPILE_TEST</text:p>
      <text:p text:style-name="P7"><text:tab/>select I2C_SLAVE</text:p>
      <text:p text:style-name="P7"><text:tab/>help</text:p>
      <text:p text:style-name="P7"><text:tab/> <text:s/>If you say yes to this option, support will be included for the</text:p>
      <text:p text:style-name="P7"><text:tab/> <text:s/>R-Car I2C controller.</text:p>
      <text:p text:style-name="P7"/>
      <text:p text:style-name="P7"><text:tab/> <text:s/>This driver can also be built as a module. <text:s/>If so, the module</text:p>
      <text:p text:style-name="P7"><text:tab/> <text:s/>will be called i2c-rcar.</text:p>
      <text:p text:style-name="P7"/>
      <text:p text:style-name="P7">config HOAN_CONFIG</text:p>
      <text:p text:style-name="P7"><text:tab/>tristate "Hoan testing i2c Configs"</text:p>
      <text:p text:style-name="P7"><text:tab/>help</text:p>
      <text:p text:style-name="P7"><text:tab/> <text:s/>If you say yes to this option, support will be included for the</text:p>
      <text:p text:style-name="P7"><text:tab/> <text:s/>Hoan-R-Car I2C controller.</text:p>
      <text:p text:style-name="P7"/>
      <text:p text:style-name="P7"><text:tab/> <text:s/>This driver can also be built as a module. <text:s/>If so, the module</text:p>
      <text:p text:style-name="P7"><text:tab/> <text:s/>will be called hoan-i2c-rcar.</text:p>
      <text:p text:style-name="P7"/>
      <text:p text:style-name="P7"/>
      <text:p text:style-name="P9">Với make menuconfig, thấy như sau:</text:p>
      <text:p text:style-name="P9"/>
      <text:p text:style-name="P5">CONFIG_HOAN_CONFIG: <text:s text:c="92"/>│ <text:s/></text:p>
      <text:p text:style-name="P5"><text:s text:c="2"/>│ <text:s text:c="112"/>│ <text:s/></text:p>
      <text:p text:style-name="P5"><text:s text:c="2"/>│ If you say yes to this option, support will be included for the <text:s text:c="48"/>│ <text:s/></text:p>
      <text:p text:style-name="P5"><text:s text:c="2"/>│ Hoan-R-Car I2C controller. <text:s text:c="85"/>│ <text:s/></text:p>
      <text:p text:style-name="P5"><text:s text:c="2"/>│ <text:s text:c="112"/>│ <text:s/></text:p>
      <text:p text:style-name="P5"><text:s text:c="2"/>│ This driver can also be built as a module. <text:s/>If so, the module <text:s text:c="50"/>│ <text:s/></text:p>
      <text:p text:style-name="P5"><text:s text:c="2"/>│ will be called hoan-i2c-rcar. <text:s text:c="82"/>│ <text:s/></text:p>
      <text:p text:style-name="P5"><text:s text:c="2"/>│ <text:s text:c="112"/>│ <text:s/></text:p>
      <text:p text:style-name="P5"><text:s text:c="2"/>│ Symbol: HOAN_CONFIG [=n] <text:s text:c="87"/>│ <text:s/></text:p>
      <text:p text:style-name="P5"><text:s text:c="2"/>│ Type <text:s/>: tristate <text:s text:c="95"/>│ <text:s/></text:p>
      <text:p text:style-name="P5"><text:s text:c="2"/>│ Prompt: Hoan testing i2c Configs <text:s text:c="79"/>│ <text:s/></text:p>
      <text:p text:style-name="P5"><text:s text:c="2"/>│ <text:s text:c="2"/>Location: <text:s text:c="100"/>│ <text:s/></text:p>
      <text:p text:style-name="P5"><text:s text:c="2"/>│ <text:s text:c="4"/>-&gt; Device Drivers <text:s text:c="90"/>│ <text:s/></text:p>
      <text:p text:style-name="P5"><text:soft-page-break/><text:s text:c="2"/>│ <text:s text:c="6"/>-&gt; I2C support <text:s text:c="91"/>│ <text:s/></text:p>
      <text:p text:style-name="P5"><text:s text:c="2"/>│ <text:s text:c="8"/>-&gt; I2C support (I2C [=y]) <text:s text:c="78"/>│ <text:s/></text:p>
      <text:p text:style-name="P5"><text:s text:c="2"/>│ <text:s text:c="10"/>-&gt; I2C Hardware Bus support <text:s text:c="74"/>│ <text:s/></text:p>
      <text:p text:style-name="P5"><text:s text:c="2"/>│ <text:s text:c="2"/>Defined at drivers/i2c/busses/Kconfig:1104 <text:s text:c="67"/>│ <text:s/></text:p>
      <text:p text:style-name="P5"><text:s text:c="2"/>│ <text:s text:c="2"/>Depends on: I2C [=y] &amp;&amp; HAS_IOMEM [=y] <text:s/></text:p>
      <text:p text:style-name="P5"/>
      <text:p text:style-name="P5"/>
      <text:p text:style-name="P5"/>
      <text:p text:style-name="P7"/>
      <text:p text:style-name="P7"/>
      <text:p text:style-name="P8">2. <text:span text:style-name="T3">Thêm file source code được build cùng với config này.</text:span></text:p>
      <text:p text:style-name="P3"/>
      <text:p text:style-name="P3"/>
      <text:p text:style-name="P10">Nếu muốn build file .c mà kết hợp với config trên ta làm như sau:</text:p>
      <text:p text:style-name="P10"/>
      <text:p text:style-name="P11">Thêm dòng sau vào linux/drivers/i2c/busses</text:p>
      <text:p text:style-name="P11"/>
      <text:p text:style-name="P11">obj-$(CONFIG_HOAN_CONFIG)<text:tab/><text:tab/>+= i2c-rcar-hoan-2.o</text:p>
      <text:p text:style-name="P4"/>
      <text:p text:style-name="P4"/>
      <text:p text:style-name="P12">File <text:s/><text:span text:style-name="T4">i2c-rcar-hoan-2.</text:span>c tôi đã tạo sẵ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0:38:27.983999579</meta:creation-date>
    <meta:generator>LibreOffice/5.1.6.2$Linux_X86_64 LibreOffice_project/10m0$Build-2</meta:generator>
    <dc:date>2018-06-11T13:24:37.126195405</dc:date>
    <meta:editing-duration>PT3H41M14S</meta:editing-duration>
    <meta:editing-cycles>72</meta:editing-cycles>
    <meta:document-statistic meta:table-count="0" meta:image-count="0" meta:object-count="0" meta:page-count="2" meta:paragraph-count="48" meta:word-count="335" meta:character-count="3406" meta:non-whitespace-character-count="1522"/>
  </office:meta>
</office:document-meta>
</file>